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10c" officeooo:paragraph-rsid="0011010c"/>
    </style:style>
    <style:style style:name="P2" style:family="paragraph" style:parent-style-name="Standard" style:list-style-name="L1">
      <style:text-properties officeooo:rsid="0011010c" officeooo:paragraph-rsid="0011010c"/>
    </style:style>
    <style:style style:name="P3" style:family="paragraph" style:parent-style-name="Standard">
      <style:text-properties officeooo:rsid="0011010c" officeooo:paragraph-rsid="001101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dits for Photos Used:</text:p>
      <text:p text:style-name="P1"/>
      <text:list xml:id="list3203328414951936793" text:style-name="L1">
        <text:list-item>
          <text:p text:style-name="P2">introreflections:</text:p>
          <text:list>
            <text:list-item>
              <text:p text:style-name="P2">no attribution info found</text:p>
            </text:list-item>
            <text:list-item>
              <text:p text:style-name="P2">retrieved from http://imgur.com/gallery/Pt7Sv</text:p>
            </text:list-item>
          </text:list>
        </text:list-item>
      </text:list>
      <text:p text:style-name="P1"/>
      <text:list xml:id="list153538887194476" text:continue-numbering="true" text:style-name="L1">
        <text:list-item>
          <text:p text:style-name="P2">techgamechanger:</text:p>
          <text:list>
            <text:list-item>
              <text:p text:style-name="P2">Creative Commons attribution and sharealike</text:p>
            </text:list-item>
            <text:list-item>
              <text:p text:style-name="P2">Flickr user Sammy0716</text:p>
            </text:list-item>
            <text:list-item>
              <text:p text:style-name="P2">Retrieved from https://www.flickr.com/photos/sammy0716/3005591006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o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o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o" fo:font-family="Lato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o" fo:font-family="Lato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o" fo:font-family="Lato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" fo:font-family="Lato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5:33:19.108113067</meta:creation-date>
    <dc:date>2016-09-18T15:35:36.734891392</dc:date>
    <meta:editing-duration>PT1M5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31" meta:character-count="263" meta:non-whitespace-character-count="247"/>
  </office:meta>
</office:document-meta>
</file>